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20f8b" officeooo:paragraph-rsid="00020f8b"/>
    </style:style>
    <style:style style:name="T1" style:family="text">
      <style:text-properties officeooo:rsid="00033373"/>
    </style:style>
    <style:style style:name="T2" style:family="text">
      <style:text-properties officeooo:rsid="000467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nts</text:p>
      <text:p text:style-name="P1">[</text:p>
      <text:p text:style-name="P1"><text:tab/>{</text:p>
      <text:p text:style-name="P1"><text:tab/><text:tab/>id:</text:p>
      <text:p text:style-name="P1"><text:tab/><text:tab/>name:</text:p>
      <text:p text:style-name="P1"><text:tab/>}</text:p>
      <text:p text:style-name="P1">]</text:p>
      <text:p text:style-name="P1"/>
      <text:p text:style-name="P1"/>
      <text:p text:style-name="P1">Actions</text:p>
      <text:p text:style-name="P1">[</text:p>
      <text:p text:style-name="P1"><text:tab/>{</text:p>
      <text:p text:style-name="P1"><text:tab/><text:tab/>id</text:p>
      <text:p text:style-name="P1"><text:tab/><text:tab/>name</text:p>
      <text:p text:style-name="P1"><text:tab/><text:tab/>sendEventIds[]</text:p>
      <text:p text:style-name="P1"><text:tab/><text:tab/>subscibedEventIds[]</text:p>
      <text:p text:style-name="P1"><text:tab/><text:tab/>sendEvents[{conditions[<text:span text:style-name="T2">{id,name}</text:span>], event<text:span text:style-name="T1">{id, name</text:span>}] (init)</text:p>
      <text:p text:style-name="P1"><text:tab/><text:tab/>subscribedEvents[] (init)</text:p>
      <text:p text:style-name="P1"><text:tab/><text:tab/></text:p>
      <text:p text:style-name="P1"><text:tab/>}</text:p>
      <text:p text:style-name="P1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1T15:03:02.063419537</meta:creation-date>
    <dc:date>2022-02-02T15:43:36.878436045</dc:date>
    <meta:editing-duration>PT10M32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19" meta:word-count="22" meta:character-count="173" meta:non-whitespace-character-count="147"/>
  </office:meta>
</office:document-meta>
</file>